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law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f</text:p>
          </table:table-cell>
          <table:table-cell>
            <draw:frame table:end-cell-address="Sheet1.J25" table:end-x="0.293cm" table:end-y="0.066cm" draw:z-index="0" draw:style-name="gr1" draw:text-style-name="P1" svg:width="15.999cm" svg:height="8.999cm" svg:x="0.101cm" svg:y="0.1cm">
              <draw:object draw:notify-on-update-of-ranges="Sheet1.A5:Sheet1.A5 Sheet1.A6:Sheet1.A26 Sheet1.B5:Sheet1.B5 Sheet1.B6:Sheet1.B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-(2*([.A6]-0.5))^[.$B$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">
            <text:p>0,05</text:p>
          </table:table-cell>
          <table:table-cell table:formula="of:=1-(2*([.A7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1-(2*([.A8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15">
            <text:p>0,15</text:p>
          </table:table-cell>
          <table:table-cell table:formula="of:=1-(2*([.A9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1-(2*([.A10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25">
            <text:p>0,25</text:p>
          </table:table-cell>
          <table:table-cell table:formula="of:=1-(2*([.A1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1-(2*([.A12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35">
            <text:p>0,35</text:p>
          </table:table-cell>
          <table:table-cell table:formula="of:=1-(2*([.A13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1-(2*([.A14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45">
            <text:p>0,45</text:p>
          </table:table-cell>
          <table:table-cell table:formula="of:=1-(2*([.A15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1-(2*([.A16]-0.5))^[.$B$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">
            <text:p>0,55</text:p>
          </table:table-cell>
          <table:table-cell table:formula="of:=1-(2*([.A17]-0.5))^[.$B$1]"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1-(2*([.A18]-0.5))^[.$B$1]" office:value-type="float" office:value="0.96">
            <text:p>0,96</text:p>
          </table:table-cell>
          <table:table-cell/>
        </table:table-row>
        <table:table-row table:style-name="ro1">
          <table:table-cell office:value-type="float" office:value="0.65">
            <text:p>0,65</text:p>
          </table:table-cell>
          <table:table-cell table:formula="of:=1-(2*([.A19]-0.5))^[.$B$1]" office:value-type="float" office:value="0.91">
            <text:p>0,9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1-(2*([.A20]-0.5))^[.$B$1]" office:value-type="float" office:value="0.84">
            <text:p>0,84</text:p>
          </table:table-cell>
          <table:table-cell/>
        </table:table-row>
        <table:table-row table:style-name="ro1">
          <table:table-cell office:value-type="float" office:value="0.75">
            <text:p>0,75</text:p>
          </table:table-cell>
          <table:table-cell table:formula="of:=1-(2*([.A21]-0.5))^[.$B$1]" office:value-type="float" office:value="0.75">
            <text:p>0,7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1-(2*([.A22]-0.5))^[.$B$1]" office:value-type="float" office:value="0.64">
            <text:p>0,64</text:p>
          </table:table-cell>
          <table:table-cell/>
        </table:table-row>
        <table:table-row table:style-name="ro1">
          <table:table-cell office:value-type="float" office:value="0.85">
            <text:p>0,85</text:p>
          </table:table-cell>
          <table:table-cell table:formula="of:=1-(2*([.A23]-0.5))^[.$B$1]" office:value-type="float" office:value="0.51">
            <text:p>0,51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1-(2*([.A24]-0.5))^[.$B$1]" office:value-type="float" office:value="0.36">
            <text:p>0,36</text:p>
          </table:table-cell>
          <table:table-cell/>
        </table:table-row>
        <table:table-row table:style-name="ro1">
          <table:table-cell office:value-type="float" office:value="0.95">
            <text:p>0,95</text:p>
          </table:table-cell>
          <table:table-cell table:formula="of:=1-(2*([.A25]-0.5))^[.$B$1]" office:value-type="float" office:value="0.19">
            <text:p>0,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-(2*([.A26]-0.5))^[.$B$1]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startPosition</text:p>
          </table:table-cell>
          <table:table-cell office:value-type="float" office:value="10808">
            <text:p>10808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string">
            <text:p>stopPosition</text:p>
          </table:table-cell>
          <table:table-cell office:value-type="float" office:value="23000">
            <text:p>23000</text:p>
          </table:table-cell>
          <table:table-cell office:value-type="float" office:value="10808">
            <text:p>10808</text:p>
          </table:table-cell>
        </table:table-row>
        <table:table-row table:style-name="ro1">
          <table:table-cell office:value-type="string">
            <text:p>position</text:p>
          </table:table-cell>
          <table:table-cell table:number-columns-repeated="2" office:value-type="float" office:value="24000">
            <text:p>24000</text:p>
          </table:table-cell>
        </table:table-row>
        <table:table-row table:style-name="ro1">
          <table:table-cell/>
          <table:table-cell table:formula="of:=[.B6]-[.B4]" office:value-type="float" office:value="13192">
            <text:p>13192</text:p>
          </table:table-cell>
          <table:table-cell table:formula="of:=[.C6]-[.C4]" office:value-type="float" office:value="1000">
            <text:p>1000</text:p>
          </table:table-cell>
        </table:table-row>
        <table:table-row table:style-name="ro1">
          <table:table-cell/>
          <table:table-cell table:formula="of:=[.B5]-[.B4]" office:value-type="float" office:value="12192">
            <text:p>12192</text:p>
          </table:table-cell>
          <table:table-cell table:formula="of:=[.C5]-[.C4]" office:value-type="float" office:value="-12192">
            <text:p>-12192</text:p>
          </table:table-cell>
        </table:table-row>
        <table:table-row table:style-name="ro1">
          <table:table-cell/>
          <table:table-cell table:formula="of:=[.B7]/[.B8]" office:value-type="float" office:value="1.08202099737533">
            <text:p>1,0820209974</text:p>
          </table:table-cell>
          <table:table-cell table:formula="of:=[.C7]/[.C8]" office:value-type="float" office:value="-0.0820209973753281">
            <text:p>-0,082020997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.02.2017</text:date>, <text:time>12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2:08.93</meta:creation-date>
    <meta:generator>OpenOffice/4.1.3$Win32 OpenOffice.org_project/413m1$Build-9783</meta:generator>
    <dc:date>2017-02-16T12:34:45.80</dc:date>
    <meta:editing-duration>PT2H42M41S</meta:editing-duration>
    <meta:editing-cycles>4</meta:editing-cycles>
    <meta:document-statistic meta:table-count="3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77cm" svg:y="4.188cm" style:legend-expansion="high" chart:style-name="ch2"/>
        <chart:plot-area chart:style-name="ch3" table:cell-range-address="Sheet1.A5:Sheet1.B26" chart:data-source-has-labels="row" svg:x="0.77cm" svg:y="0.855cm" svg:width="13.167cm" svg:height="7.545cm">
          <chartooo:coordinate-region svg:x="1.497cm" svg:y="1.068cm" svg:width="12.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26" chart:label-cell-address="Sheet1.B5:Sheet1.B5" chart:class="chart:scatter">
            <chart:domain table:cell-range-address="Sheet1.A6:Sheet1.A2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26</svg:desc>
                </draw:g>
              </table:table-cell>
              <table:table-cell office:value-type="float" office:value="0">
                <text:p>0</text:p>
                <draw:g>
                  <svg:desc>Sheet1.B6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